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90000035C46B1F995.png" manifest:media-type="image/png"/>
  <manifest:file-entry manifest:full-path="Pictures/100000010000021F00000255621E8FCD.png" manifest:media-type="image/png"/>
  <manifest:file-entry manifest:full-path="Pictures/100194F20000381F00003DB45A20E84E.pdf" manifest:media-type="application/pdf"/>
  <manifest:file-entry manifest:full-path="Pictures/1000000100000209000001E20B24527E.png" manifest:media-type="image/png"/>
  <manifest:file-entry manifest:full-path="Pictures/100153A3000035D9000031D1D11FEF35.pdf" manifest:media-type="application/pdf"/>
  <manifest:file-entry manifest:full-path="Pictures/10000001000002340000022A5604E49F.png" manifest:media-type="image/png"/>
  <manifest:file-entry manifest:full-path="Pictures/1006887400003A4B00003942E4104792.pdf" manifest:media-type="application/pdf"/>
  <manifest:file-entry manifest:full-path="Pictures/10000001000001FE00000239BC65F6C3.png" manifest:media-type="image/png"/>
  <manifest:file-entry manifest:full-path="Pictures/100179C5000034B600003ACF4408377B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38a8c" officeooo:paragraph-rsid="00138a8c"/>
    </style:style>
    <style:style style:name="P2" style:family="paragraph" style:parent-style-name="Standard">
      <style:paragraph-properties fo:break-before="page"/>
      <style:text-properties officeooo:rsid="00138a8c" officeooo:paragraph-rsid="00138a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.228in" svg:y="0.5154in" svg:width="6.4008in" svg:height="7.1409in" draw:z-index="0"><draw:image xlink:href="Pictures/100179C5000034B600003ACF4408377B.pdf" xlink:type="simple" xlink:show="embed" xlink:actuate="onLoad" draw:mime-type="application/pdf"/><draw:image xlink:href="Pictures/10000001000001FE00000239BC65F6C3.png" xlink:type="simple" xlink:show="embed" xlink:actuate="onLoad" draw:mime-type="image/png"/></draw:frame></text:p>
      <text:p text:style-name="P2"><draw:frame draw:style-name="fr3" draw:name="Image2" text:anchor-type="char" svg:x="0.1138in" svg:y="0.378in" svg:width="5.8752in" svg:height="5.7709in" draw:z-index="1"><draw:image xlink:href="Pictures/1006887400003A4B00003942E4104792.pdf" xlink:type="simple" xlink:show="embed" xlink:actuate="onLoad" draw:mime-type="application/pdf"/><draw:image xlink:href="Pictures/10000001000002340000022A5604E49F.png" xlink:type="simple" xlink:show="embed" xlink:actuate="onLoad" draw:mime-type="image/png"/></draw:frame><draw:frame draw:style-name="fr3" draw:name="Image3" text:anchor-type="char" svg:x="0.3728in" svg:y="5.5035in" svg:width="5.4272in" svg:height="5.0209in" draw:z-index="2"><draw:image xlink:href="Pictures/100153A3000035D9000031D1D11FEF35.pdf" xlink:type="simple" xlink:show="embed" xlink:actuate="onLoad" draw:mime-type="application/pdf"/><draw:image xlink:href="Pictures/1000000100000209000001E20B24527E.png" xlink:type="simple" xlink:show="embed" xlink:actuate="onLoad" draw:mime-type="image/png"/></draw:frame></text:p>
      <text:p text:style-name="P2"><draw:frame draw:style-name="fr2" draw:name="Image4" text:anchor-type="char" svg:width="5.6563in" svg:height="6.2189in" draw:z-index="3"><draw:image xlink:href="Pictures/100194F20000381F00003DB45A20E84E.pdf" xlink:type="simple" xlink:show="embed" xlink:actuate="onLoad" draw:mime-type="application/pdf"/><draw:image xlink:href="Pictures/100000010000021F00000255621E8FCD.png" xlink:type="simple" xlink:show="embed" xlink:actuate="onLoad" draw:mime-type="image/png"/></draw:frame></text:p>
      <text:p text:style-name="P2"><draw:frame draw:style-name="fr1" draw:name="Image5" text:anchor-type="char" svg:width="6.6929in" svg:height="8.0728in" draw:z-index="4"><draw:image xlink:href="Pictures/10000001000002C90000035C46B1F9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0:17:50.226099631</meta:creation-date>
    <dc:date>2024-10-02T00:30:02.766150724</dc:date>
    <meta:editing-duration>PT12M13S</meta:editing-duration>
    <meta:editing-cycles>3</meta:editing-cycles>
    <meta:generator>LibreOffice/24.2.5.2$Linux_X86_64 LibreOffice_project/420$Build-2</meta:generator>
    <meta:print-date>2024-10-02T00:23:48.696473791</meta:print-date>
    <meta:document-statistic meta:table-count="0" meta:image-count="5" meta:object-count="0" meta:page-count="4" meta:paragraph-count="0" meta:word-count="0" meta:character-count="0" meta:non-whitespace-character-count="0"/>
  </office:meta>
</office:document-meta>
</file>